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71BA643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5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Ubuntu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16.469cm" svg:x="-1cm" svg:y="1.17cm">
            <draw:image xlink:href="Pictures/10000000000002D100000271BA643E51.jpg" xlink:type="simple" xlink:show="embed" xlink:actuate="onLoad" draw:mime-type="image/jpeg">
              <text:p/>
            </draw:image>
          </draw:frame>
          <draw:custom-shape draw:style-name="gr3" draw:text-style-name="P2" draw:layer="layout" svg:width="8.255cm" svg:height="2.54cm" svg:x="4.347cm" svg:y="1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8.255cm" svg:height="2.54cm" svg:x="4.347cm" svg:y="14.7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05cm" svg:height="7.938cm" svg:x="0.854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05cm" svg:height="7.938cm" svg:x="13.854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4" draw:layer="layout" svg:width="2.857cm" svg:height="0.953cm" svg:x="0.219cm" svg:y="5.992cm">
          <draw:text-box>
            <text:p text:style-name="P3"><text:span text:style-name="T1">rst</text:span></text:p>
          </draw:text-box>
        </draw:frame>
        <draw:frame draw:style-name="gr5" draw:text-style-name="P4" draw:layer="layout" svg:width="2.857cm" svg:height="0.953cm" svg:x="0.22cm" svg:y="7.193cm">
          <draw:text-box>
            <text:p text:style-name="P3"><text:span text:style-name="T1">sys_clk</text:span></text:p>
          </draw:text-box>
        </draw:frame>
        <draw:frame draw:style-name="gr5" draw:text-style-name="P4" draw:layer="layout" svg:width="2.857cm" svg:height="0.953cm" svg:x="0.219cm" svg:y="8.392cm">
          <draw:text-box>
            <text:p text:style-name="P3"><text:span text:style-name="T1">uart_clk</text:span></text:p>
          </draw:text-box>
        </draw:frame>
        <draw:frame draw:style-name="gr5" draw:text-style-name="P4" draw:layer="layout" svg:width="2.857cm" svg:height="0.953cm" svg:x="0.22cm" svg:y="9.493cm">
          <draw:text-box>
            <text:p text:style-name="P3"><text:span text:style-name="T1">user_io_0</text:span></text:p>
          </draw:text-box>
        </draw:frame>
        <draw:frame draw:style-name="gr5" draw:text-style-name="P4" draw:layer="layout" svg:width="2.857cm" svg:height="0.953cm" svg:x="0.219cm" svg:y="10.692cm">
          <draw:text-box>
            <text:p text:style-name="P3"><text:span text:style-name="T1">uart_rx</text:span></text:p>
          </draw:text-box>
        </draw:frame>
        <draw:frame draw:style-name="gr5" draw:text-style-name="P4" draw:layer="layout" svg:width="2.857cm" svg:height="0.953cm" svg:x="0.22cm" svg:y="11.893cm">
          <draw:text-box>
            <text:p text:style-name="P3"><text:span text:style-name="T1">uart_tx</text:span></text:p>
          </draw:text-box>
        </draw:frame>
        <draw:frame draw:style-name="gr5" draw:text-style-name="P4" draw:layer="layout" svg:width="2.857cm" svg:height="0.953cm" draw:transform="rotate (1.5707963267949) translate (5.113cm 17.739cm)">
          <draw:text-box>
            <text:p text:style-name="P3"><text:span text:style-name="T1">user_io_1</text:span></text:p>
          </draw:text-box>
        </draw:frame>
        <draw:frame draw:style-name="gr5" draw:text-style-name="P4" draw:layer="layout" svg:width="2.857cm" svg:height="0.953cm" draw:transform="rotate (1.5707963267949) translate (6.314cm 17.738cm)">
          <draw:text-box>
            <text:p text:style-name="P3"><text:span text:style-name="T1">user_io_2</text:span></text:p>
          </draw:text-box>
        </draw:frame>
        <draw:frame draw:style-name="gr5" draw:text-style-name="P4" draw:layer="layout" svg:width="2.857cm" svg:height="0.953cm" draw:transform="rotate (1.5707963267949) translate (7.513cm 17.739cm)">
          <draw:text-box>
            <text:p text:style-name="P3"><text:span text:style-name="T1">user_io_3</text:span></text:p>
          </draw:text-box>
        </draw:frame>
        <draw:frame draw:style-name="gr5" draw:text-style-name="P4" draw:layer="layout" svg:width="2.857cm" svg:height="0.953cm" draw:transform="rotate (1.5707963267949) translate (8.614cm 17.738cm)">
          <draw:text-box>
            <text:p text:style-name="P3"><text:span text:style-name="T1">user_io_4</text:span></text:p>
          </draw:text-box>
        </draw:frame>
        <draw:frame draw:style-name="gr5" draw:text-style-name="P4" draw:layer="layout" svg:width="2.857cm" svg:height="0.953cm" draw:transform="rotate (1.5707963267949) translate (9.813cm 17.739cm)">
          <draw:text-box>
            <text:p text:style-name="P3"><text:span text:style-name="T1">Vdd</text:span></text:p>
          </draw:text-box>
        </draw:frame>
        <draw:frame draw:style-name="gr5" draw:text-style-name="P4" draw:layer="layout" svg:width="2.857cm" svg:height="0.953cm" draw:transform="rotate (1.5707963267949) translate (11.014cm 17.738cm)">
          <draw:text-box>
            <text:p text:style-name="P3"><text:span text:style-name="T1">Vss</text:span></text:p>
          </draw:text-box>
        </draw:frame>
        <draw:frame draw:style-name="gr5" draw:text-style-name="P6" draw:layer="layout" svg:width="2.857cm" svg:height="0.953cm" svg:x="13.919cm" svg:y="5.992cm">
          <draw:text-box>
            <text:p text:style-name="P5"><text:span text:style-name="T1">Vss</text:span></text:p>
          </draw:text-box>
        </draw:frame>
        <draw:frame draw:style-name="gr5" draw:text-style-name="P6" draw:layer="layout" svg:width="2.857cm" svg:height="0.953cm" svg:x="13.92cm" svg:y="7.193cm">
          <draw:text-box>
            <text:p text:style-name="P5"><text:span text:style-name="T1">spi_sclk</text:span></text:p>
          </draw:text-box>
        </draw:frame>
        <draw:frame draw:style-name="gr5" draw:text-style-name="P6" draw:layer="layout" svg:width="2.857cm" svg:height="0.953cm" svg:x="13.919cm" svg:y="8.392cm">
          <draw:text-box>
            <text:p text:style-name="P5"><text:span text:style-name="T1">spi_mosi</text:span></text:p>
          </draw:text-box>
        </draw:frame>
        <draw:frame draw:style-name="gr5" draw:text-style-name="P6" draw:layer="layout" svg:width="2.857cm" svg:height="0.953cm" svg:x="13.92cm" svg:y="9.493cm">
          <draw:text-box>
            <text:p text:style-name="P5"><text:span text:style-name="T1">spi_miso</text:span></text:p>
          </draw:text-box>
        </draw:frame>
        <draw:frame draw:style-name="gr5" draw:text-style-name="P6" draw:layer="layout" svg:width="2.857cm" svg:height="0.953cm" svg:x="13.919cm" svg:y="10.692cm">
          <draw:text-box>
            <text:p text:style-name="P5"><text:span text:style-name="T1">cs_0</text:span></text:p>
          </draw:text-box>
        </draw:frame>
        <draw:frame draw:style-name="gr5" draw:text-style-name="P6" draw:layer="layout" svg:width="2.857cm" svg:height="0.953cm" svg:x="13.92cm" svg:y="11.893cm">
          <draw:text-box>
            <text:p text:style-name="P5"><text:span text:style-name="T1">cs_1</text:span></text:p>
          </draw:text-box>
        </draw:frame>
        <draw:frame draw:style-name="gr5" draw:text-style-name="P6" draw:layer="layout" svg:width="2.857cm" svg:height="0.953cm" draw:transform="rotate (1.5707963267949) translate (5.113cm 3.739cm)">
          <draw:text-box>
            <text:p text:style-name="P5"><text:span text:style-name="T1">IO_Vdd</text:span></text:p>
          </draw:text-box>
        </draw:frame>
        <draw:frame draw:style-name="gr5" draw:text-style-name="P8" draw:layer="layout" svg:width="2.857cm" svg:height="0.953cm" draw:transform="rotate (1.5707963267949) translate (6.314cm 3.738cm)">
          <draw:text-box>
            <text:p text:style-name="P7"><text:span text:style-name="T1">IO_Vss</text:span></text:p>
          </draw:text-box>
        </draw:frame>
        <draw:frame draw:style-name="gr6" draw:text-style-name="P6" draw:layer="layout" svg:width="3.353cm" svg:height="1.361cm" draw:transform="rotate (1.5707963267949) translate (7.513cm 3.739cm)">
          <draw:text-box>
            <text:p text:style-name="P5"><text:span text:style-name="T1">status_busy</text:span></text:p>
          </draw:text-box>
        </draw:frame>
        <draw:frame draw:style-name="gr6" draw:text-style-name="P8" draw:layer="layout" svg:width="3.352cm" svg:height="1.361cm" draw:transform="rotate (1.5707963267949) translate (8.614cm 3.738cm)">
          <draw:text-box>
            <text:p text:style-name="P7"><text:span text:style-name="T1">status_fault</text:span></text:p>
          </draw:text-box>
        </draw:frame>
        <draw:frame draw:style-name="gr6" draw:text-style-name="P8" draw:layer="layout" svg:width="3.988cm" svg:height="1.361cm" draw:transform="rotate (1.5707963267949) translate (9.813cm 3.739cm)">
          <draw:text-box>
            <text:p text:style-name="P7"><text:span text:style-name="T1">status_unlock</text:span></text:p>
          </draw:text-box>
        </draw:frame>
        <draw:frame draw:style-name="gr5" draw:text-style-name="P8" draw:layer="layout" svg:width="2.857cm" svg:height="0.953cm" draw:transform="rotate (1.5707963267949) translate (11.014cm 3.738cm)">
          <draw:text-box>
            <text:p text:style-name="P7"><text:span text:style-name="T1">Vdd</text:span></text:p>
          </draw:text-box>
        </draw:frame>
        <draw:custom-shape draw:style-name="gr7" draw:text-style-name="P2" draw:layer="layout" svg:width="2.54cm" svg:height="1.905cm" svg:x="7.522cm" svg:y="8.432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715cm" svg:height="3.811cm" svg:x="5.616cm" svg:y="7.578cm">
          <draw:text-box>
            <text:p text:style-name="P9"><text:span text:style-name="T2">QFN-24 </text:span></text:p>
            <text:p text:style-name="P9"><text:span text:style-name="T2">Pinout</text:span></text:p>
            <text:p text:style-name="P10"><text:span text:style-name="T2">LAYR Chip</text:span></text:p>
            <text:p text:style-name="P9"><text:span text:style-name="T2">V 2.0</text:span></text:p>
            <text:p text:style-name="P9"><text:span text:style-name="T2">2025-10-2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8.2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3T16:42:20.642568896</dc:date>
    <meta:editing-duration>PT26M54S</meta:editing-duration>
    <meta:editing-cycles>11</meta:editing-cycles>
    <meta:generator>LibreOffice/24.2.7.2$Linux_X86_64 LibreOffice_project/420$Build-2</meta:generator>
    <meta:print-date>2025-10-23T16:42:38.854959530</meta:print-date>
    <meta:printed-by>PDF files</meta:printed-by>
    <meta:document-statistic meta:object-count="32"/>
  </office:meta>
</office:document-meta>
</file>